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ogical Op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Measured*</text:p>
          </table:table-cell>
          <table:table-cell office:value-type="float" office:value="0.529671137240493" calcext:value-type="float">
            <text:p>0.529671137240493</text:p>
          </table:table-cell>
          <table:table-cell office:value-type="float" office:value="0.477525966840179" calcext:value-type="float">
            <text:p>0.477525966840179</text:p>
          </table:table-cell>
          <table:table-cell office:value-type="float" office:value="0.430949678395763" calcext:value-type="float">
            <text:p>0.430949678395763</text:p>
          </table:table-cell>
          <table:table-cell office:value-type="float" office:value="0.446071904127829" calcext:value-type="float">
            <text:p>0.446071904127829</text:p>
          </table:table-cell>
        </table:table-row>
        <table:table-row table:style-name="ro1">
          <table:table-cell office:value-type="string" calcext:value-type="string">
            <text:p>Predic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with post select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04:13:25.134296839</meta:creation-date>
    <dc:date>2022-01-30T04:21:29.443653917</dc:date>
    <meta:editing-duration>PT8M4S</meta:editing-duration>
    <meta:editing-cycles>1</meta:editing-cycles>
    <meta:document-statistic meta:table-count="1" meta:cell-count="12" meta:object-count="0"/>
    <meta:generator>LibreOffice/7.2.4.1$Linux_X86_64 LibreOffice_project/20$Build-1</meta:generator>
  </office:meta>
</office:document-meta>
</file>